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7c7ae5"/>
    </style:style>
    <style:style style:name="P2" style:family="paragraph" style:parent-style-name="Table_20_Contents">
      <style:text-properties fo:color="#464453" fo:font-size="11pt" style:font-size-asian="11pt" style:font-size-complex="11pt"/>
    </style:style>
    <style:style style:name="P3" style:family="paragraph" style:parent-style-name="Table_20_Contents">
      <style:paragraph-properties fo:text-align="end" style:justify-single-word="false"/>
      <style:text-properties fo:color="#464453" fo:font-size="10pt" style:font-size-asian="10pt" style:font-size-complex="10pt"/>
    </style:style>
    <style:style style:name="P4" style:family="paragraph" style:parent-style-name="Text_20_body">
      <style:text-properties officeooo:paragraph-rsid="00095fef"/>
    </style:style>
    <style:style style:name="T1" style:family="text">
      <style:text-properties officeooo:rsid="007c7ae5"/>
    </style:style>
    <style:style style:name="T2" style:family="text">
      <style:text-properties officeooo:rsid="00080865"/>
    </style:style>
    <style:style style:name="T3" style:family="text">
      <style:text-properties fo:language="en" fo:country="US"/>
    </style:style>
    <style:style style:name="T4" style:family="text">
      <style:text-properties fo:language="en" fo:country="US" officeooo:rsid="00080865"/>
    </style:style>
    <style:style style:name="T5" style:family="text">
      <style:text-properties fo:language="en" fo:country="US" officeooo:rsid="00095fef"/>
    </style:style>
    <style:style style:name="T6" style:family="text">
      <style:text-properties fo:language="en" fo:country="US" officeooo:rsid="000b494f"/>
    </style:style>
    <style:style style:name="T7" style:family="text">
      <style:text-properties officeooo:rsid="00095fef"/>
    </style:style>
    <style:style style:name="T8" style:family="text">
      <style:text-properties officeooo:rsid="000b494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in Story</text:h>
      <text:p text:style-name="P1">The wizard Layton, a devout apprentice of Suliman, was envious of Howl, who has quickly become better than him, and conquered Suliman’s benevolence. So he tried to steal Calcifer <text:span text:style-name="T1">tricking</text:span> Howl, but he failed and was therefore exiled by Howl in Radme, where he lied locked up in an urn with the spirits of despair. Once accidentally freed by some wizards apprentices, he <text:span text:style-name="T1">spread</text:span> the spirits (which he has learned to control) throughout Radme, conquering the diseased brain of king Beuron of Cal and beginning Howl’s search overseas. Suliman is soon alerted by Layton’s monsters, and invites Howl to investigate. Howl denies his involvement with the appearance of the monsters and refuses to collaborate with Suliman, he wants to investigate on his own indeed, so he goes in Cal where he’s able to free Beuron, who flees in a camp outside the city. Than, escorted by Beuron’s most loyal guards, Howl proceeds through the swamps leading to Layton’s castle, where Layton was already waiting for him. At the river they fight and Layton gets the better of him. He extracts from Howl a magical sphere that represents his experience and transforms him into a child, after that Layton lets him drown and takes the mental control of the guards that Beuron had flanked to Howl. Howl survives carried by the river current, and when he reaches Cal is saved by Ben, a sentinel left from Beuron in the capital to foment the resistance. Ben exchanges him for an orphan boy, in fact Howl has no memory.</text:p>
      <text:p text:style-name="P4"><text:span text:style-name="T3">Meanwhile, Sophie and her friends asked Suliman what happened to Howl, alarmed by his disappearance. They add to the team Heen, </text:span><text:span text:style-name="T4">a </text:span><text:span text:style-name="T3">human-dog that leaves willingly for Radme, where many of his human parts were spread by the witch of the waste, </text:span><text:span text:style-name="T4">that cursed him </text:span><text:span text:style-name="T3">a long time ago. After rapidly refining their fighting skills they proceed to Radme, where they follow a network of runaway immune to the slime, until they reach the capital. Here they meet Ben and the little Howl (the witch of the waste notes that he has a strange symbol on his neck). Eager to know what happened to their friend they infiltrate in the castle to interrogate the guards that Beuron gave to Howl when he was defeated, locked up in the castle by Layton. The soldiers tell them of Howl’s drowning, so Sophie and the others go desperate to Beuron’s camp for help and advice. Beuron welcomes them and tells them about the past between Howl and Layton, but soon the camp is attacked by Layton, and the king is defeated. The team remains hidden during the battle, but has the opportunity to listen to Layton boast: he reveals how he defeated Howl marching him on the neck, and how he now uses his experience as an ornament at the castle, he also says that wants to leave for Ingary, where he will defeat Suliman. The witch of the waste reveals that the orphaned child in the capital could be Howl, and than the team heartened proceed to Layton’s fortress, beyond the swamps, where they recover the Howl’s experience. Returning to Cal </text:span><text:span text:style-name="T4">they cross the city fighting alongside revolutionaries,</text:span><text:span text:style-name="T3"> </text:span><text:span text:style-name="T5">looking for Ben and Howl. A</text:span><text:span text:style-name="T3">fter saving them from a risky situation </text:span><text:span text:style-name="T6">in the middle of the battle</text:span><text:span text:style-name="T3">,</text:span> <text:span text:style-name="T8">they bring back </text:span><text:span text:style-name="T3">Howl </text:span><text:span text:style-name="T6">to</text:span><text:span text:style-name="T3"> his normal appearance. </text:span><text:span text:style-name="T6">So, r</text:span><text:span text:style-name="T3">eunited, they leave for Ingary where they will defeat Layton, who is rapidly spreading terr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8pt" fo:language="en" fo:country="US"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in Story</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in Story</dc:title>
    <dc:date>2018-11-19T16:30:26.408000000</dc:date>
    <dc:creator>Michele Maione</dc:creator>
    <meta:editing-duration>PT2M25S</meta:editing-duration>
    <meta:editing-cycles>4</meta:editing-cycles>
    <meta:generator>LibreOffice/6.1.2.1$Windows_X86_64 LibreOffice_project/65905a128db06ba48db947242809d14d3f9a93fe</meta:generator>
    <meta:document-statistic meta:table-count="1" meta:image-count="0" meta:object-count="0" meta:page-count="1" meta:paragraph-count="5" meta:word-count="581" meta:character-count="3308" meta:non-whitespace-character-count="2733"/>
    <meta:template xlink:type="simple" xlink:actuate="onRequest" xlink:title="" xlink:href="../MasterGameDesignDocument.odm" meta:date="2018-11-19T15:50:11.399000000"/>
  </office:meta>
</office:document-meta>
</file>